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7"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58" style:family="paragraph" style:parent-style-name="Heading_20_1" style:list-style-name="L1">
      <style:paragraph-properties fo:text-align="justify" style:justify-single-word="false"/>
    </style:style>
    <style:style style:name="P59" style:family="paragraph" style:parent-style-name="Heading_20_4" style:list-style-name="L3">
      <style:text-properties style:font-name="TAhoma" fo:font-weight="bold" style:font-weight-asian="bold" style:font-weight-complex="bold"/>
    </style:style>
    <style:style style:name="P60" style:family="paragraph" style:parent-style-name="Heading_20_4" style:list-style-name="L3">
      <style:text-properties style:font-name="TAhoma"/>
    </style:style>
    <style:style style:name="P61" style:family="paragraph" style:parent-style-name="Heading_20_4" style:list-style-name="L3">
      <style:paragraph-properties fo:orphans="2" fo:widows="2" style:writing-mode="lr-tb"/>
    </style:style>
    <style:style style:name="P62" style:family="paragraph" style:parent-style-name="Heading_20_4" style:list-style-name="L3">
      <style:paragraph-properties fo:margin-left="1.251cm" fo:margin-right="0cm" fo:orphans="2" fo:widows="2" fo:text-indent="0cm" style:auto-text-indent="false" style:writing-mode="lr-tb"/>
    </style:style>
    <style:style style:name="P63"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4"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5" style:family="paragraph" style:parent-style-name="Heading_20_2" style:list-style-name="L2">
      <style:paragraph-properties fo:text-align="justify" style:justify-single-word="false" fo:break-before="page"/>
      <style:text-properties fo:language="es" fo:country="ES"/>
    </style:style>
    <style:style style:name="P66" style:family="paragraph" style:parent-style-name="Heading_20_2" style:list-style-name="L3">
      <style:paragraph-properties fo:text-align="justify" style:justify-single-word="false" style:writing-mode="lr-tb"/>
    </style:style>
    <style:style style:name="P67" style:family="paragraph" style:parent-style-name="Heading_20_3" style:list-style-name="L3"/>
    <style:style style:name="P68"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8"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5" text:outline-level="2">Generación de paquetes debian</text:h>
        </text:list-item>
      </text:list>
      <text:list xml:id="list20571057161" text:style-name="L3">
        <text:list-item>
          <text:list>
            <text:list-item>
              <text:h text:style-name="P67"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601985410" text:continue-numbering="true" text:style-name="L3">
        <text:list-item>
          <text:h text:style-name="P66" text:outline-level="2"><text:span text:style-name="T18">Versionado de paquetes</text:span></text:h>
        </text:list-item>
      </text:list>
      <text:p text:style-name="P57">FALTA: uso de dpkg –compare-versions</text:p>
      <text:p text:style-name="P57">man dpkg</text:p>
      <text:p text:style-name="P57"/>
      <text:p text:style-name="P57"/>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text:soft-page-break/>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501739433" text:continue-numbering="true" text:style-name="L3">
        <text:list-item>
          <text:list>
            <text:list-item>
              <text:h text:style-name="P59"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text:soft-page-break/>En el caso no nativo, el paquete fuente contiene el fichero de <text:s/>descripción (.dsc) el tarball con el fuente original del programa (.orig.tar.gz) y los cambios realizados por el mantenedor como un fichero diff comprimido (con extensión .diff.gz).</text:p>
      <text:p text:style-name="P22"/>
      <text:list xml:id="list1211766605" text:continue-numbering="true" text:style-name="L3">
        <text:list-item>
          <text:h text:style-name="P67" text:outline-level="3">Estructura de un paquete</text:h>
          <text:list>
            <text:list-item>
              <text:h text:style-name="P60"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ext:soft-page-break/>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text:soft-page-break/></text:p>
      <text:p text:style-name="P9">Observaremos que se produce la configuración y compilación del paquete, y podemos comprobar que se la instalación se realiza en el directorio: debian/tmp por ejemplo ejecutando:</text:p>
      <text:p text:style-name="P29"><text:tab/>$ tree debian/tmp</text:p>
      <text:list xml:id="list668593419" text:continue-list="list1211766605" text:style-name="L3">
        <text:list-item>
          <text:list>
            <text:list-item>
              <text:h text:style-name="P61"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792126003" text:continue-numbering="true" text:style-name="L3">
        <text:list-item>
          <text:list>
            <text:list-item>
              <text:list>
                <text:list-item>
                  <text:h text:style-name="P62" text:outline-level="4"><text:s/><text:span text:style-name="T27">Changelog</text:span></text:h>
                  <text:h text:style-name="P62"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616122097" text:continue-numbering="true" text:style-name="L3">
        <text:list-item>
          <text:list>
            <text:list-item>
              <text:list>
                <text:list-item>
                  <text:h text:style-name="P63"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229339684" text:continue-list="list1616122097" text:style-name="L3">
        <text:list-item>
          <text:list>
            <text:list-item>
              <text:list>
                <text:list-item>
                  <text:h text:style-name="P62"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632764422" text:continue-list="list1229339684" text:style-name="L3">
        <text:list-item>
          <text:list>
            <text:list-item>
              <text:list>
                <text:list-item>
                  <text:h text:style-name="P64"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879391080" text:continue-numbering="true" text:style-name="L3">
        <text:list-item>
          <text:list>
            <text:list-item>
              <text:list>
                <text:list-item>
                  <text:h text:style-name="P62"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2121833605" text:continue-numbering="true" text:style-name="L3">
        <text:list-item>
          <text:list>
            <text:list-item>
              <text:h text:style-name="P62"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2:17</dc:date>
    <meta:print-date>2006-05-23T16:04:32</meta:print-date>
    <meta:editing-cycles>137</meta:editing-cycles>
    <meta:editing-duration>P2DT14H16M47S</meta:editing-duration>
    <meta:document-statistic meta:table-count="1" meta:image-count="4" meta:object-count="0" meta:page-count="15" meta:paragraph-count="289" meta:word-count="4170" meta:character-count="27483" meta:non-whitespace-character-count="23342"/>
    <meta:user-defined meta:name="Info 1"/>
    <meta:user-defined meta:name="Info 2"/>
    <meta:user-defined meta:name="Info 3"/>
    <meta:user-defined meta:name="Info 4"/>
  </office:meta>
</office:document-meta>
</file>